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normal" style:font-size-asian="8.25pt" style:font-style-asian="normal" style:font-weight-asian="normal" style:font-size-complex="8.25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normal" style:font-size-asian="8.25pt" style:font-style-asian="normal" style:font-weight-asian="normal" style:font-size-complex="8.2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Edad de la madre</text:p>
          </table:table-cell>
          <table:table-cell table:style-name="Default" office:value-type="string" calcext:value-type="string">
            <text:p>Nacimiento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3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2,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3,4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4,0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8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8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5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6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5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3,9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9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7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5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4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2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3,13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7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4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2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9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8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5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2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11"/>1,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21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2,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3,10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78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42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84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63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44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55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10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66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69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44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42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19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96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69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51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21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2,02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79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55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22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11"/>1,04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07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2,09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3,18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5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10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43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46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32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14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03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69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34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23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0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2,76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79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45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26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05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78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67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44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20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8" calcext:value-type="float">
            <text:p>38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9" calcext:value-type="float">
            <text:p>3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1" calcext:value-type="float">
            <text:p>4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2" calcext:value-type="float">
            <text:p>4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3" calcext:value-type="float">
            <text:p>4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01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2,12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3,18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76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27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53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45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56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3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11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9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55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23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19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2,87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75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48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31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08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82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56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40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21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8" calcext:value-type="float">
            <text:p>38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0" calcext:value-type="float">
            <text:p>4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1" calcext:value-type="float">
            <text:p>4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2" calcext:value-type="float">
            <text:p>4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00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98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3,06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76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5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38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33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44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44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1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89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68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34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04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2,94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65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40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28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01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78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56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36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15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9" calcext:value-type="float">
            <text:p>39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0" calcext:value-type="float">
            <text:p>4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3" calcext:value-type="float">
            <text:p>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04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9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84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56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37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5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34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33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16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17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4,00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68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34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31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2,84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79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29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14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1,99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75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54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21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09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8" calcext:value-type="float">
            <text:p>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9" calcext:value-type="float">
            <text:p>39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1" calcext:value-type="float">
            <text:p>4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2" calcext:value-type="float">
            <text:p>4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3" calcext:value-type="float">
            <text:p>4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95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78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53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28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57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76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42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20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11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95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71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45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30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2,93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71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26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08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1,89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67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50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25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00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8" calcext:value-type="float">
            <text:p>3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9" calcext:value-type="float">
            <text:p>3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" calcext:value-type="float">
            <text:p>4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2" calcext:value-type="float">
            <text:p>4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10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94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3,03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57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81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76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61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46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26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4,00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7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61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31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19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7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3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22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1,8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66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45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21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01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" calcext:value-type="float">
            <text:p>3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9" calcext:value-type="float">
            <text:p>39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10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2,08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3,03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75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6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6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7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87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8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18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4,06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82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81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50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22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96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4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18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1,95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77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51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26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0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8" calcext:value-type="float">
            <text:p>3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9" calcext:value-type="float">
            <text:p>3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" calcext:value-type="float">
            <text:p>4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2" calcext:value-type="float">
            <text:p>4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10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2,01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93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6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42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54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5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6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69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4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4,19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93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74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6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22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95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59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29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1,9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7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52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29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14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9" calcext:value-type="float">
            <text:p>3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2" calcext:value-type="float">
            <text:p>4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9" calcext:value-type="float">
            <text:p>59</text:p>
          </table:table-cell>
          <table:table-cell table:style-name="Default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table:style-name="Default"/>
        </table:table-row>
        <table:table-row table:style-name="ro1" table:visibility="collapse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 table:visibility="collapse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0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8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66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36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3,91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3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36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10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29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20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4,19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6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51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3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31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9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65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29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02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68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43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23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" calcext:value-type="float">
            <text:p>3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04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2,03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75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51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0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3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44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28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12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4,2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4,26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4,1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58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38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33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3,12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7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50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09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8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5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3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05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13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99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3,0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43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4,08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25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17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4,24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2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3,96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98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9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78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45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23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3,14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79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62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10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92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63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28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03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1"/>1,0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86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5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3,20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3,85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4,00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0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3,89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4,08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3,8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75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71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7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7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1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2,9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61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5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18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1,9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69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37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76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45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2,98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3,8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3,79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4,04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3,97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3,8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3,9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90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61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6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85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56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3,3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87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64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38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2,06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75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42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15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66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26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2,8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3,46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3,9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3,7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3,95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3,97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3,75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8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87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55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7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5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3,39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2,90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74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4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2,2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9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5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2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11"/>1,0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5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1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2,7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3,34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3,6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3,7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3,8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3,85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3,8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7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7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6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5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56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3,5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3,0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6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3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2,0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9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5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2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11"/>1,0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1"/>1,44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1"/>2,06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1"/>2,50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1"/>3,1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1"/>3,4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1"/>3,5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11"/>3,8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1"/>3,7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11"/>3,6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1"/>3,76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1"/>3,7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1"/>3,6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11"/>3,6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11"/>3,2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11"/>3,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1"/>3,1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11"/>2,9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11"/>2,3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11"/>2,2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1"/>1,86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11"/>1,7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11"/>1,3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11"/>1,04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 table:number-rows-repeated="254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U </number:text>
      <number:number number:decimal-places="0" loext:min-decimal-places="0" number:min-integer-digits="1" number:grouping="true"/>
    </number:number-style>
    <number:number-style style:name="N108">
      <number:text>$U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U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U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U </number:text>
      <number:number number:decimal-places="2" loext:min-decimal-places="2" number:min-integer-digits="1" number:grouping="true"/>
    </number:number-style>
    <number:number-style style:name="N111">
      <number:text>$U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U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U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U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U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U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09:26:09.077344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8:17:53.503283913</meta:creation-date>
    <dc:date>2018-11-08T09:26:20.201301121</dc:date>
    <meta:editing-duration>PT9M30S</meta:editing-duration>
    <meta:editing-cycles>5</meta:editing-cycles>
    <meta:generator>LibreOffice/6.1.2.1$Linux_X86_64 LibreOffice_project/10$Build-1</meta:generator>
    <meta:document-statistic meta:table-count="1" meta:cell-count="2761" meta:object-count="0"/>
  </office:meta>
</office:document-meta>
</file>